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E000003083BF375072ECD1A4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ffffff" fo:min-height="0.771cm"/>
      <style:paragraph-properties style:writing-mode="lr-tb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color="#000000" fo:font-size="13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color="#000000" fo:font-size="13pt" style:font-size-asian="12pt" style:font-size-complex="12pt"/>
    </style:style>
    <style:style style:name="T1" style:family="text">
      <style:text-properties fo:color="#0000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306cm" svg:x="1.127cm" svg:y="8.874cm">
          <draw:image xlink:href="Pictures/10000000000004AE000003083BF375072ECD1A43.jpg" xlink:type="simple" xlink:show="embed" xlink:actuate="onLoad" loext:mime-type="image/jpeg">
            <text:p/>
          </draw:image>
        </draw:frame>
        <draw:frame draw:style-name="gr2" draw:text-style-name="P3" draw:layer="layout" svg:width="13.589cm" svg:height="1.021cm" svg:x="3.794cm" svg:y="8.869cm">
          <draw:text-box>
            <text:p text:style-name="P2"><text:span text:style-name="T1">Závislost normované směrodatné odchylky na energii elektron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16T19:51:37.285875950</dc:date>
    <meta:editing-duration>PT46S</meta:editing-duration>
    <meta:editing-cycles>1</meta:editing-cycles>
    <meta:document-statistic meta:object-count="2"/>
    <meta:generator>LibreOffice/6.4.7.2$Linux_X86_64 LibreOffice_project/40$Build-2</meta:generator>
  </office:meta>
</office:document-meta>
</file>